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1.3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background-color="#ffff00"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4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fo:background-color="#ffff00"/>
    </style:style>
    <style:style style:name="ce12" style:family="table-cell" style:parent-style-name="Default" style:data-style-name="N61">
      <style:table-cell-properties fo:background-color="#81d41a"/>
    </style:style>
    <style:style style:name="ce13" style:family="table-cell" style:parent-style-name="Default" style:data-style-name="N61"/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6" office:value-type="string" calcext:value-type="string">
            <text:p>xmin</text:p>
          </table:table-cell>
          <table:table-cell table:style-name="ce6" office:value-type="float" office:value="-75" calcext:value-type="float">
            <text:p>-75</text:p>
          </table:table-cell>
          <table:table-cell table:style-name="ce21"/>
          <table:table-cell table:style-name="ce6" office:value-type="string" calcext:value-type="string">
            <text:p>xmax</text:p>
          </table:table-cell>
          <table:table-cell table:style-name="ce6" office:value-type="float" office:value="75" calcext:value-type="float">
            <text:p>75</text:p>
          </table:table-cell>
          <table:table-cell table:style-name="ce21" office:value-type="string" calcext:value-type="string">
            <text:p>old values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ymin</text:p>
          </table:table-cell>
          <table:table-cell table:style-name="ce6" office:value-type="float" office:value="-61" calcext:value-type="float">
            <text:p>-61</text:p>
          </table:table-cell>
          <table:table-cell table:style-name="ce21"/>
          <table:table-cell table:style-name="ce6" office:value-type="string" calcext:value-type="string">
            <text:p>ymax</text:p>
          </table:table-cell>
          <table:table-cell table:style-name="ce6" office:value-type="float" office:value="190" calcext:value-type="float">
            <text:p>190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6" office:value-type="string" calcext:value-type="string">
            <text:p>zmin</text:p>
          </table:table-cell>
          <table:table-cell table:style-name="ce6" office:value-type="float" office:value="-163" calcext:value-type="float">
            <text:p>-163</text:p>
          </table:table-cell>
          <table:table-cell table:style-name="ce6" office:value-type="string" calcext:value-type="string">
            <text:p>(strict)</text:p>
          </table:table-cell>
          <table:table-cell table:style-name="ce6" office:value-type="string" calcext:value-type="string">
            <text:p>zmax</text:p>
          </table:table-cell>
          <table:table-cell table:style-name="ce6" office:value-type="float" office:value="61" calcext:value-type="float">
            <text:p>61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number-columns-repeated="2"/>
          <table:table-cell table:style-name="ce1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]/1000" office:value-type="float" office:value="-0.075" calcext:value-type="float">
            <text:p>-0.075</text:p>
          </table:table-cell>
          <table:table-cell table:number-columns-repeated="2"/>
          <table:table-cell table:style-name="ce1" table:formula="of:=[.E1]/100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]/1000" office:value-type="float" office:value="-0.061" calcext:value-type="float">
            <text:p>-0.061</text:p>
          </table:table-cell>
          <table:table-cell table:number-columns-repeated="2"/>
          <table:table-cell table:style-name="ce1" table:formula="of:=[.E2]/1000"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3]/1000" office:value-type="float" office:value="-0.163" calcext:value-type="float">
            <text:p>-0.163</text:p>
          </table:table-cell>
          <table:table-cell table:number-columns-repeated="2"/>
          <table:table-cell table:style-name="ce1" table:formula="of:=[.E3]/1000" office:value-type="float" office:value="0.061" calcext:value-type="float">
            <text:p>0.06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blocksize</text:p>
          </table:table-cell>
          <table:table-cell table:number-columns-repeated="5"/>
          <table:table-cell table:style-name="ce1" office:value-type="string" calcext:value-type="string">
            <text:p>element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0.3" calcext:value-type="float">
            <text:p>-0.3</text:p>
          </table:table-cell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float" office:value="-0.25" calcext:value-type="float">
            <text:p>-0.25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style-name="ce2" office:value-type="float" office:value="-0.4" calcext:value-type="float">
            <text:p>-0.4</text:p>
          </table:table-cell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oelement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table:formula="of:=([.E10]-[.B10])/[.$H$10]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table:formula="of:=([.E11]-[.B11])/[.$H$10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4" table:formula="of:=([.E12]-[.B12])/[.$H$10]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otalelements</text:p>
          </table:table-cell>
          <table:table-cell table:style-name="ce1" table:formula="of:=[.B15]*[.B16]*[.B17]" office:value-type="float" office:value="315000" calcext:value-type="float">
            <text:p>315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inletarea</text:p>
          </table:table-cell>
          <table:table-cell table:style-name="ce1" table:formula="of:=([.E10]-[.B10])*([.E11]-[.B11])" office:value-type="float" office:value="0.45" calcext:value-type="float">
            <text:p>0.45</text:p>
          </table:table-cell>
          <table:table-cell/>
          <table:table-cell table:style-name="ce1" office:value-type="string" calcext:value-type="string">
            <text:p>inlet velocity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nsor_centroi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letflowrate</text:p>
          </table:table-cell>
          <table:table-cell table:style-name="ce5" table:formula="of:=[.B21]*[.E21]" office:value-type="float" office:value="2.25" calcext:value-type="float">
            <text:p>2.2500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y</text:p>
          </table:table-cell>
          <table:table-cell table:formula="of:=0.5*(0.135141+0.119946)" office:value-type="float" office:value="0.1275435" calcext:value-type="float">
            <text:p>0.1275435</text:p>
          </table:table-cell>
          <table:table-cell/>
          <table:table-cell office:value-type="string" calcext:value-type="string">
            <text:p>boxyMax</text:p>
          </table:table-cell>
          <table:table-cell table:formula="of:=[.I23]+0.02" office:value-type="float" office:value="0.1475435" calcext:value-type="float">
            <text:p>0.1475435</text:p>
          </table:table-cell>
        </table:table-row>
        <table:table-row table:style-name="ro1">
          <table:table-cell table:style-name="ce1" office:value-type="string" calcext:value-type="string">
            <text:p>timetopass</text:p>
          </table:table-cell>
          <table:table-cell table:style-name="ce1" table:formula="of:=([.E11]-[.B11])/[.E21]"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z</text:p>
          </table:table-cell>
          <table:table-cell office:value-type="float" office:value="-0.102726" calcext:value-type="float">
            <text:p>-0.102726</text:p>
          </table:table-cell>
          <table:table-cell/>
          <table:table-cell office:value-type="string" calcext:value-type="string">
            <text:p>boxyMin</text:p>
          </table:table-cell>
          <table:table-cell table:formula="of:=[.I23]-0.02" office:value-type="float" office:value="0.1075435" calcext:value-type="float">
            <text:p>0.107543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ticle number density</text:p>
          </table:table-cell>
          <table:table-cell table:style-name="ce11" office:value-type="float" office:value="9600000" calcext:value-type="float">
            <text:p>9.60E+06</text:p>
          </table:table-cell>
          <table:table-cell office:value-type="string" calcext:value-type="string">
            <text:p>m-3</text:p>
          </table:table-cell>
          <table:table-cell table:number-columns-repeated="7"/>
          <table:table-cell office:value-type="string" calcext:value-type="string">
            <text:p>boxyMax</text:p>
          </table:table-cell>
          <table:table-cell table:formula="of:=0.16+[.L27]" office:value-type="float" office:value="0.057274" calcext:value-type="float">
            <text:p>0.057274</text:p>
          </table:table-cell>
        </table:table-row>
        <table:table-row table:style-name="ro1">
          <table:table-cell/>
          <table:table-cell table:style-name="ce12" office:value-type="float" office:value="58000" calcext:value-type="float">
            <text:p>5.80E+04</text:p>
          </table:table-cell>
          <table:table-cell office:value-type="string" calcext:value-type="string">
            <text:p>m-3</text:p>
          </table:table-cell>
          <table:table-cell table:number-columns-repeated="7"/>
          <table:table-cell office:value-type="string" calcext:value-type="string">
            <text:p>boxyMin</text:p>
          </table:table-cell>
          <table:table-cell table:formula="of:=[.I24]" office:value-type="float" office:value="-0.102726" calcext:value-type="float">
            <text:p>-0.102726</text:p>
          </table:table-cell>
        </table:table-row>
        <table:table-row table:style-name="ro1">
          <table:table-cell office:value-type="string" calcext:value-type="string">
            <text:p>particle injection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le injection flow volume</text:p>
          </table:table-cell>
          <table:table-cell table:formula="of:=[.B21]*[.E21]*[.B28]" office:value-type="float" office:value="2.25" calcext:value-type="float">
            <text:p>2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icle bulk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m-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le volume</text:p>
          </table:table-cell>
          <table:table-cell table:style-name="ce13" office:value-type="float" office:value="1E-016" calcext:value-type="float">
            <text:p>1.00E-16</text:p>
          </table:table-cell>
          <table:table-cell office:value-type="string" calcext:value-type="string">
            <text:p>m-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le total volume fraction</text:p>
          </table:table-cell>
          <table:table-cell table:style-name="ce14" table:formula="of:=[.B26]*[.B31]" office:value-type="float" office:value="0.00000000096" calcext:value-type="float">
            <text:p>9.6E-10</text:p>
          </table:table-cell>
          <table:table-cell table:number-columns-repeated="10"/>
        </table:table-row>
        <table:table-row table:style-name="ro1">
          <table:table-cell/>
          <table:table-cell table:style-name="ce15" table:formula="of:=[.B27]*[.B31]" office:value-type="float" office:value="0.0000000000058" calcext:value-type="float">
            <text:p>5.8E-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ticle injection rate</text:p>
          </table:table-cell>
          <table:table-cell table:style-name="ce11" table:formula="of:=[.B26]*[.B29]/[.B28]" office:value-type="float" office:value="21600000" calcext:value-type="float">
            <text:p>2.16E+07</text:p>
          </table:table-cell>
          <table:table-cell table:number-columns-repeated="10"/>
        </table:table-row>
        <table:table-row table:style-name="ro1">
          <table:table-cell/>
          <table:table-cell table:style-name="ce12" table:formula="of:=[.B27]*[.B29]/[.B28]" office:value-type="float" office:value="130500" calcext:value-type="float">
            <text:p>1.31E+05</text:p>
          </table:table-cell>
          <table:table-cell table:number-columns-repeated="10"/>
        </table:table-row>
        <table:table-row table:style-name="ro1"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total particle mass</text:p>
          </table:table-cell>
          <table:table-cell table:style-name="ce14" table:formula="of:=[.B32]*[.B29]*[.B30]" office:value-type="float" office:value="0.00000216" calcext:value-type="float">
            <text:p>2.16E-06</text:p>
          </table:table-cell>
          <table:table-cell table:number-columns-repeated="10"/>
        </table:table-row>
        <table:table-row table:style-name="ro1">
          <table:table-cell/>
          <table:table-cell table:style-name="ce12" table:formula="of:=[.B33]*[.B29]*[.B30]" office:value-type="float" office:value="0.00000001305" calcext:value-type="float">
            <text:p>1.31E-08</text:p>
          </table:table-cell>
          <table:table-cell table:number-columns-repeated="10"/>
        </table:table-row>
        <table:table-row table:style-name="ro1" table:number-rows-repeated="967">
          <table:table-cell table:number-columns-repeated="12"/>
        </table:table-row>
        <table:table-row table:style-name="ro2" table:number-rows-repeated="104756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0:27:12.152595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meta:initial-creator>hao li</meta:initial-creator>
    <dc:date>2021-11-17T20:39:18.195988098</dc:date>
    <meta:editing-duration>PT11H28M34S</meta:editing-duration>
    <meta:editing-cycles>22</meta:editing-cycles>
    <meta:generator>LibreOffice/6.4.7.2$Linux_X86_64 LibreOffice_project/40$Build-2</meta:generator>
    <meta:document-statistic meta:table-count="1" meta:cell-count="91" meta:object-count="0"/>
  </office:meta>
</office:document-meta>
</file>